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0.76cm"/>
    </style:style>
    <style:style style:name="co8" style:family="table-column">
      <style:table-column-properties fo:break-before="auto" style:column-width="4.263cm"/>
    </style:style>
    <style:style style:name="co9" style:family="table-column">
      <style:table-column-properties fo:break-before="auto" style:column-width="1.102cm"/>
    </style:style>
    <style:style style:name="co10" style:family="table-column">
      <style:table-column-properties fo:break-before="auto" style:column-width="0.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Emergence">
      <style:table-properties table:display="true" style:writing-mode="lr-tb"/>
    </style:style>
    <style:style style:name="ta2" style:family="table" style:master-page-name="PageStyle_5f_Canopy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ergenc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49" table:default-cell-style-name="Default"/>
        <table:table-row table:style-name="ro1">
          <table:table-cell office:value-type="string" calcext:value-type="string">
            <text:p>Line </text:p>
          </table:table-cell>
          <table:table-cell office:value-type="string" calcext:value-type="string">
            <text:p>Specie </text:p>
          </table:table-cell>
          <table:table-cell office:value-type="string" calcext:value-type="string">
            <text:p>Zone 1</text:p>
          </table:table-cell>
          <table:table-cell office:value-type="string" calcext:value-type="string">
            <text:p>Zone 2</text:p>
          </table:table-cell>
          <table:table-cell office:value-type="string" calcext:value-type="string">
            <text:p>Zone 3 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5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rle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5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Mustard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5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Fenugr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5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Barle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aba be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ustar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Barley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Faba be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5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Barley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5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5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Fenugreek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Radish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5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Barley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5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5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Fenugree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Barle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Faba be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5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ustard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Faba bea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5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Radish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Barley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Fenugreek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Mustard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5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59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Emergence.$A$1" table:cell-range-address="$Emergence.$A$1:.$E$38"/>
        </table:named-expressions>
      </table:table>
      <table:table table:name="Canopy" table:style-name="ta2"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number-columns-repeated="3" table:default-cell-style-name="Default"/>
        <table:table-column table:style-name="co6" table:number-columns-repeated="53" table:default-cell-style-name="Default"/>
        <table:table-row table:style-name="ro2">
          <table:table-cell table:style-name="ce3" office:value-type="string" calcext:value-type="string" table:number-columns-spanned="2" table:number-rows-spanned="1">
            <text:p>Line crop</text:p>
          </table:table-cell>
          <table:covered-table-cell/>
          <table:table-cell table:style-name="ce4" office:value-type="string" calcext:value-type="string" table:number-columns-spanned="6" table:number-rows-spanned="1">
            <text:p>% Coverture Plants 50cm2</text:p>
          </table:table-cell>
          <table:covered-table-cell table:number-columns-repeated="5"/>
          <table:table-cell table:style-name="ce6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ce1" office:value-type="string" calcext:value-type="string">
            <text:p>Cover crop</text:p>
          </table:table-cell>
          <table:table-cell table:number-columns-repeated="2"/>
          <table:table-cell table:style-name="ce1" office:value-type="string" calcext:value-type="string">
            <text:p>Weeds</text:p>
          </table:table-cell>
          <table:table-cell table:number-columns-repeated="58"/>
        </table:table-row>
        <table:table-row table:style-name="ro2">
          <table:table-cell/>
          <table:table-cell table:style-name="ce1" office:value-type="string" calcext:value-type="string">
            <text:p>Repetition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rol</text:p>
          </table:table-cell>
          <table:table-cell table:number-columns-repeated="6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ge + Moutarde</text:p>
          </table:table-cell>
          <table:table-cell table:number-columns-repeated="6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dis + Fenugrec</text:p>
          </table:table-cell>
          <table:table-cell table:number-columns-repeated="6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utarde + orge + feverole</text:p>
          </table:table-cell>
          <table:table-cell table:number-columns-repeated="6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ge + feverole</text:p>
          </table:table-cell>
          <table:table-cell table:style-name="ce1"/>
          <table:table-cell table:number-columns-repeated="6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rge</text:p>
          </table:table-cell>
          <table:table-cell table:style-name="ce1"/>
          <table:table-cell table:number-columns-repeated="6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adis + Fenugrec</text:p>
          </table:table-cell>
          <table:table-cell table:style-name="ce5"/>
          <table:table-cell table:number-columns-repeated="6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enugrec</text:p>
          </table:table-cell>
          <table:table-cell table:number-columns-repeated="6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adis + orge</text:p>
          </table:table-cell>
          <table:table-cell table:number-columns-repeated="6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rge + fenugrec</text:p>
          </table:table-cell>
          <table:table-cell table:number-columns-repeated="6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everole</text:p>
          </table:table-cell>
          <table:table-cell table:number-columns-repeated="6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outarde + feverole</text:p>
          </table:table-cell>
          <table:table-cell table:number-columns-repeated="6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adis + orge + fenugrec</text:p>
          </table:table-cell>
          <table:table-cell table:number-columns-repeated="6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outarde</text:p>
          </table:table-cell>
          <table:table-cell table:number-columns-repeated="62"/>
        </table:table-row>
        <table:table-row table:style-name="ro3" table:number-rows-repeated="104855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Emergence.A1:Emergence.E3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6:32:58.683997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ergence" style:display-name="PageStyle_Emerg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opy" style:display-name="PageStyle_Canop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15T16:33:54.348667329</dc:date>
    <meta:editing-duration>PT55S</meta:editing-duration>
    <meta:editing-cycles>1</meta:editing-cycles>
    <meta:document-statistic meta:table-count="2" meta:cell-count="229" meta:object-count="0"/>
  </office:meta>
</office:document-meta>
</file>